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984in"/>
    </style:style>
    <style:style style:name="co8" style:family="table-column">
      <style:table-column-properties fo:break-before="auto" style:column-width="0.70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7.7039in" svg:height="4.8535in" svg:x="5.5071in" svg:y="0.1791in">
            <draw:object draw:notify-on-update-of-ranges="Planilha1.A1:Planilha1.A1 Planilha1.A2:Planilha1.A11 Planilha1.B1:Planilha1.B1 Planilha1.B2:Planilha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numeros</text:p>
          </table:table-cell>
          <table:table-cell table:style-name="ce1" office:value-type="string">
            <text:p>preço</text:p>
          </table:table-cell>
          <table:table-cell table:style-name="ce1" office:value-type="string">
            <text:p>psena</text:p>
          </table:table-cell>
          <table:table-cell table:style-name="ce1" office:value-type="string">
            <text:p>pquina</text:p>
          </table:table-cell>
          <table:table-cell table:style-name="ce1" office:value-type="string">
            <text:p>pquadra</text:p>
          </table:table-cell>
          <table:table-cell table:style-name="ce4" office:value-type="string">
            <text:p>LN(numeros)</text:p>
          </table:table-cell>
          <table:table-cell table:style-name="ce6" office:value-type="string">
            <text:p>LN(valor)</text:p>
          </table:table-cell>
          <table:table-cell/>
          <table:table-cell table:style-name="ce7" office:value-type="string">
            <text:p>Fonte: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3,50</text:p>
          </table:table-cell>
          <table:table-cell office:value-type="float" office:value="50063860">
            <text:p>50063860</text:p>
          </table:table-cell>
          <table:table-cell office:value-type="float" office:value="154518">
            <text:p>154518</text:p>
          </table:table-cell>
          <table:table-cell office:value-type="float" office:value="2332">
            <text:p>2332</text:p>
          </table:table-cell>
          <table:table-cell table:formula="of:=LN([.A2])" office:value-type="float" office:value="1.79175946922806">
            <text:p>1,7917594692</text:p>
          </table:table-cell>
          <table:table-cell table:formula="of:=LN([.B2])" office:value-type="float" office:value="1.25276296849537">
            <text:p>1,2527629685</text:p>
          </table:table-cell>
          <table:table-cell/>
          <table:table-cell table:style-name="ce8" office:value-type="string">
            <text:p><text:a xlink:href="https://help.libreoffice.org/Chart/Trend_Lines/pt-BR" xlink:type="simple">https://help.libreoffice.org/Chart/Trend_Lines/pt-BR</text:a>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.5">
            <text:p>24,5</text:p>
          </table:table-cell>
          <table:table-cell office:value-type="float" office:value="7151980">
            <text:p>7151980</text:p>
          </table:table-cell>
          <table:table-cell office:value-type="float" office:value="44981">
            <text:p>44981</text:p>
          </table:table-cell>
          <table:table-cell office:value-type="float" office:value="1038">
            <text:p>1038</text:p>
          </table:table-cell>
          <table:table-cell table:formula="of:=LN([.A3])" office:value-type="float" office:value="1.94591014905531">
            <text:p>1,9459101491</text:p>
          </table:table-cell>
          <table:table-cell table:formula="of:=LN([.B3])" office:value-type="float" office:value="3.19867311755068">
            <text:p>3,1986731176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1787995">
            <text:p>1787995</text:p>
          </table:table-cell>
          <table:table-cell office:value-type="float" office:value="17192">
            <text:p>17192</text:p>
          </table:table-cell>
          <table:table-cell office:value-type="float" office:value="539">
            <text:p>539</text:p>
          </table:table-cell>
          <table:table-cell table:formula="of:=LN([.A4])" office:value-type="float" office:value="2.07944154167984">
            <text:p>2,0794415417</text:p>
          </table:table-cell>
          <table:table-cell table:formula="of:=LN([.B4])" office:value-type="float" office:value="4.58496747867057">
            <text:p>4,5849674787</text:p>
          </table:table-cell>
          <table:table-cell table:number-columns-repeated="4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m</text:p>
          </table:table-cell>
          <table:table-cell table:style-name="ce9" office:value-type="string">
            <text:p>r^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595998">
            <text:p>595998</text:p>
          </table:table-cell>
          <table:table-cell office:value-type="float" office:value="7791">
            <text:p>7791</text:p>
          </table:table-cell>
          <table:table-cell office:value-type="float" office:value="312">
            <text:p>312</text:p>
          </table:table-cell>
          <table:table-cell table:formula="of:=LN([.A5])" office:value-type="float" office:value="2.19722457733622">
            <text:p>2,1972245773</text:p>
          </table:table-cell>
          <table:table-cell table:formula="of:=LN([.B5])" office:value-type="float" office:value="5.68357976733868">
            <text:p>5,6835797673</text:p>
          </table:table-cell>
          <table:table-cell/>
          <table:table-cell table:style-name="ce9" office:value-type="string">
            <text:p>Regressão Linear</text:p>
          </table:table-cell>
          <table:table-cell/>
          <table:table-cell office:value-type="string">
            <text:p>y = a x + b</text:p>
          </table:table-cell>
          <table:table-cell table:formula="of:=SLOPE([.$B$1:.$B$11];[.$A$1:.$A$11])" office:value-type="float" office:value="1918.875">
            <text:p>1918,875</text:p>
          </table:table-cell>
          <table:table-cell table:formula="of:=INTERCEPT([.$B$1:.$B$11];[.$A$1:.$A$11])" office:value-type="float" office:value="-16659.125">
            <text:p>-16659,125</text:p>
          </table:table-cell>
          <table:table-cell/>
          <table:table-cell table:formula="of:=RSQ([.$B$1:.$B$11];[.$A$1:.$A$11])" office:value-type="float" office:value="0.764410514081973">
            <text:p>0,76441051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5">
            <text:p>735</text:p>
          </table:table-cell>
          <table:table-cell office:value-type="float" office:value="238399">
            <text:p>238399</text:p>
          </table:table-cell>
          <table:table-cell office:value-type="float" office:value="3973">
            <text:p>3973</text:p>
          </table:table-cell>
          <table:table-cell office:value-type="float" office:value="195">
            <text:p>195</text:p>
          </table:table-cell>
          <table:table-cell table:formula="of:=LN([.A6])" office:value-type="float" office:value="2.30258509299405">
            <text:p>2,302585093</text:p>
          </table:table-cell>
          <table:table-cell table:formula="of:=LN([.B6])" office:value-type="float" office:value="6.59987049921284">
            <text:p>6,5998704992</text:p>
          </table:table-cell>
          <table:table-cell/>
          <table:table-cell table:style-name="ce9" office:value-type="string">
            <text:p>Regressão Logarítmica</text:p>
          </table:table-cell>
          <table:table-cell/>
          <table:table-cell office:value-type="string">
            <text:p>y = a ln(x) + b</text:p>
          </table:table-cell>
          <table:table-cell table:formula="of:=SLOPE([.$B$1:.$B$11];LN([.$A$1:.$A$11]))" office:value-type="float" office:value="19062.2365694723">
            <text:p>19062,2365694723</text:p>
          </table:table-cell>
          <table:table-cell table:formula="of:=INTERCEPT([.$B$1:.$B$11];LN([.$A$1:.$A$11]))" office:value-type="float" office:value="-40707.8631312622">
            <text:p>-40707,8631312622</text:p>
          </table:table-cell>
          <table:table-cell/>
          <table:table-cell table:formula="of:=RSQ([.$B$1:.$B$11];LN([.$A$1:.$A$11]))" office:value-type="float" office:value="0.675555891774623">
            <text:p>0,67555589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17">
            <text:p>1617</text:p>
          </table:table-cell>
          <table:table-cell office:value-type="float" office:value="108363">
            <text:p>108363</text:p>
          </table:table-cell>
          <table:table-cell office:value-type="float" office:value="2211">
            <text:p>2211</text:p>
          </table:table-cell>
          <table:table-cell office:value-type="float" office:value="129">
            <text:p>129</text:p>
          </table:table-cell>
          <table:table-cell table:formula="of:=LN([.A7])" office:value-type="float" office:value="2.39789527279837">
            <text:p>2,3978952728</text:p>
          </table:table-cell>
          <table:table-cell table:formula="of:=LN([.B7])" office:value-type="float" office:value="7.38832785957711">
            <text:p>7,388327859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34">
            <text:p>3234</text:p>
          </table:table-cell>
          <table:table-cell office:value-type="float" office:value="54182">
            <text:p>54182</text:p>
          </table:table-cell>
          <table:table-cell office:value-type="float" office:value="1317">
            <text:p>1317</text:p>
          </table:table-cell>
          <table:table-cell office:value-type="float" office:value="90">
            <text:p>90</text:p>
          </table:table-cell>
          <table:table-cell table:formula="of:=LN([.A8])" office:value-type="float" office:value="2.484906649788">
            <text:p>2,4849066498</text:p>
          </table:table-cell>
          <table:table-cell table:formula="of:=LN([.B8])" office:value-type="float" office:value="8.08147504013705">
            <text:p>8,0814750401</text:p>
          </table:table-cell>
          <table:table-cell/>
          <table:table-cell table:style-name="ce9" office:value-type="string">
            <text:p>Regressão Exponencial</text:p>
          </table:table-cell>
          <table:table-cell/>
          <table:table-cell office:value-type="string">
            <text:p>y = b exp(a x)</text:p>
          </table:table-cell>
          <table:table-cell table:formula="of:=SLOPE([.$G$1:.$G$11];[.$A$1:.$A$11])" office:value-type="float" office:value="0.894871573856745">
            <text:p>0,8948715739</text:p>
          </table:table-cell>
          <table:table-cell table:formula="of:=EXP(INTERCEPT([.$G$1:.$G$11];[.$A$1:.$A$11]))" office:value-type="float" office:value="0.0526533266653617">
            <text:p>0,0526533267</text:p>
          </table:table-cell>
          <table:table-cell office:value-type="string">
            <text:p>-</text:p>
          </table:table-cell>
          <table:table-cell table:formula="of:=RSQ([.$G$1:.$G$11];[.$A$1:.$A$11])" office:value-type="float" office:value="0.954662094361316">
            <text:p>0,954662094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06">
            <text:p>6006</text:p>
          </table:table-cell>
          <table:table-cell office:value-type="float" office:value="29175">
            <text:p>29175</text:p>
          </table:table-cell>
          <table:table-cell office:value-type="float" office:value="828">
            <text:p>828</text:p>
          </table:table-cell>
          <table:table-cell office:value-type="float" office:value="65">
            <text:p>65</text:p>
          </table:table-cell>
          <table:table-cell table:formula="of:=LN([.A9])" office:value-type="float" office:value="2.56494935746154">
            <text:p>2,5649493575</text:p>
          </table:table-cell>
          <table:table-cell table:formula="of:=LN([.B9])" office:value-type="float" office:value="8.70051424854328">
            <text:p>8,7005142485</text:p>
          </table:table-cell>
          <table:table-cell table:number-columns-repeated="3"/>
          <table:table-cell office:value-type="string">
            <text:p>y = b m^x</text:p>
          </table:table-cell>
          <table:table-cell office:value-type="string">
            <text:p>-</text:p>
          </table:table-cell>
          <table:table-cell table:formula="of:=[.M8]" office:value-type="float" office:value="0.0526533266653617">
            <text:p>0,0526533267</text:p>
          </table:table-cell>
          <table:table-cell table:formula="of:=EXP(SLOPE([.$G$1:.$G$11];[.$A$1:.$A$11]))" office:value-type="float" office:value="2.44702150774705">
            <text:p>2,4470215077</text:p>
          </table:table-cell>
          <table:table-cell table:formula="of:=[.O8]" office:value-type="float" office:value="0.954662094361316">
            <text:p>0,95466209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10.5">
            <text:p>10510,5</text:p>
          </table:table-cell>
          <table:table-cell office:value-type="float" office:value="16671">
            <text:p>16671</text:p>
          </table:table-cell>
          <table:table-cell office:value-type="float" office:value="544">
            <text:p>544</text:p>
          </table:table-cell>
          <table:table-cell office:value-type="float" office:value="48">
            <text:p>48</text:p>
          </table:table-cell>
          <table:table-cell table:formula="of:=LN([.A10])" office:value-type="float" office:value="2.63905732961526">
            <text:p>2,6390573296</text:p>
          </table:table-cell>
          <table:table-cell table:formula="of:=LN([.B10])" office:value-type="float" office:value="9.2601300364787">
            <text:p>9,2601300365</text:p>
          </table:table-cell>
          <table:table-cell/>
          <table:table-cell table:style-name="ce9" office:value-type="string">
            <text:p>Regressão Geométrica</text:p>
          </table:table-cell>
          <table:table-cell/>
          <table:table-cell office:value-type="string">
            <text:p>y = b x^a</text:p>
          </table:table-cell>
          <table:table-cell table:formula="of:=SLOPE([.$G$1:.$G$11];[.$F$1:.$F$11])" office:value-type="float" office:value="9.05599051279454">
            <text:p>9,0559905128</text:p>
          </table:table-cell>
          <table:table-cell table:formula="of:=EXP(INTERCEPT([.$G$1:.$G$11];[.$F$1:.$F$11]))" office:value-type="float" office:value="0.00000051562810982608">
            <text:p>5,1562810982608E-007</text:p>
          </table:table-cell>
          <table:table-cell/>
          <table:table-cell table:formula="of:=RSQ([.$G$1:.$G$11];[.$F$1:.$F$11])" office:value-type="float" office:value="0.992016557886634">
            <text:p>0,992016557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517.5">
            <text:p>17517,5</text:p>
          </table:table-cell>
          <table:table-cell office:value-type="float" office:value="10003">
            <text:p>10003</text:p>
          </table:table-cell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table:formula="of:=LN([.A11])" office:value-type="float" office:value="2.70805020110221">
            <text:p>2,7080502011</text:p>
          </table:table-cell>
          <table:table-cell table:formula="of:=LN([.B11])" office:value-type="float" office:value="9.77095566024469">
            <text:p>9,7709556602</text:p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Default" office:value-type="float" office:value="6">
            <text:p>6</text:p>
          </table:table-cell>
          <table:table-cell table:formula="of:=[.$F$13]*POWER([.A13];[.$F$14])" office:value-type="float" office:value="8.25137615664511">
            <text:p>8,2513761566</text:p>
          </table:table-cell>
          <table:table-cell/>
          <table:table-cell table:style-name="Default"/>
          <table:table-cell table:style-name="Default" office:value-type="string">
            <text:p>b=</text:p>
          </table:table-cell>
          <table:table-cell table:style-name="ce5" office:value-type="float" office:value="0.0000019222">
            <text:p>1,92E-006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formula="of:=[.$F$13]*POWER([.A14];[.$F$14])" office:value-type="float" office:value="261.502262449872">
            <text:p>261,5022624499</text:p>
          </table:table-cell>
          <table:table-cell table:style-name="ce3"/>
          <table:table-cell table:style-name="Default"/>
          <table:table-cell table:style-name="Default" office:value-type="string">
            <text:p>a=</text:p>
          </table:table-cell>
          <table:table-cell office:value-type="float" office:value="8.5237">
            <text:p>8,523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formula="of:=[.$F$13]*POWER([.A15];[.$F$14])" office:value-type="float" office:value="3036.79698696489">
            <text:p>3036,7969869649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table:formula="of:=[.$F$13]*POWER([.A16];[.$F$14])" office:value-type="float" office:value="20344.5288995211">
            <text:p>20344,5288995211</text:p>
          </table:table-cell>
          <table:table-cell/>
          <table:table-cell table:style-name="Default"/>
          <table:table-cell table:number-columns-repeated="11"/>
        </table:table-row>
        <table:table-row table:style-name="ro2" table:number-rows-repeated="7"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 table:number-rows-repeated="104855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lanilha2" table:style-name="ta1">
        <table:table-column table:style-name="co1" table:default-cell-style-name="ce2"/>
        <table:table-column table:style-name="co2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numeros</text:p>
          </table:table-cell>
          <table:table-cell table:style-name="ce1" office:value-type="string">
            <text:p>preço</text:p>
          </table:table-cell>
          <table:table-cell office:value-type="string">
            <text:p>preço/n6</text:p>
          </table:table-cell>
          <table:table-cell office:value-type="string">
            <text:p>1/C</text:p>
          </table:table-cell>
          <table:table-cell office:value-type="string">
            <text:p>percentual</text:p>
          </table:table-cell>
          <table:table-cell office:value-type="string">
            <text:p>Perc*100000</text:p>
          </table:table-cell>
          <table:table-cell office:value-type="string">
            <text:p>arredonda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3,50</text:p>
          </table:table-cell>
          <table:table-cell table:formula="of:=[.B2]/[.$B$2]" office:value-type="float" office:value="1">
            <text:p>1</text:p>
          </table:table-cell>
          <table:table-cell table:formula="of:=1/[.C2]" office:value-type="float" office:value="1">
            <text:p>1</text:p>
          </table:table-cell>
          <table:table-cell table:formula="of:=[.D2]/[.$D$12]" office:value-type="float" office:value="0.8336109260493">
            <text:p>0,833610926</text:p>
          </table:table-cell>
          <table:table-cell table:formula="of:=[.E2]*100000" office:value-type="float" office:value="83361.0926049301">
            <text:p>83361,0926049301</text:p>
          </table:table-cell>
          <table:table-cell table:formula="of:=ROUND([.F2])" office:value-type="float" office:value="83361">
            <text:p>83361</text:p>
          </table:table-cell>
          <table:table-cell table:formula="of:=[.C2]" office:value-type="float" office:value="1">
            <text:p>1</text:p>
          </table:table-cell>
          <table:table-cell/>
          <table:table-cell table:formula="of:=1/[.C2]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.5">
            <text:p>24,5</text:p>
          </table:table-cell>
          <table:table-cell table:formula="of:=[.B3]/[.$B$2]" office:value-type="float" office:value="7">
            <text:p>7</text:p>
          </table:table-cell>
          <table:table-cell table:formula="of:=1/[.C3]" office:value-type="float" office:value="0.142857142857143">
            <text:p>0,1428571429</text:p>
          </table:table-cell>
          <table:table-cell table:formula="of:=[.D3]/[.$D$12]" office:value-type="float" office:value="0.1190872751499">
            <text:p>0,1190872751</text:p>
          </table:table-cell>
          <table:table-cell table:formula="of:=[.E3]*100000" office:value-type="float" office:value="11908.72751499">
            <text:p>11908,72751499</text:p>
          </table:table-cell>
          <table:table-cell table:formula="of:=ROUND([.F3])" office:value-type="float" office:value="11909">
            <text:p>11909</text:p>
          </table:table-cell>
          <table:table-cell table:formula="of:=[.C3]/[.C2]" office:value-type="float" office:value="7">
            <text:p>7</text:p>
          </table:table-cell>
          <table:table-cell/>
          <table:table-cell table:formula="of:=1/[.C3]" office:value-type="float" office:value="0.142857142857143">
            <text:p>0,14285714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table:formula="of:=[.B4]/[.$B$2]" office:value-type="float" office:value="28">
            <text:p>28</text:p>
          </table:table-cell>
          <table:table-cell table:formula="of:=1/[.C4]" office:value-type="float" office:value="0.0357142857142857">
            <text:p>0,0357142857</text:p>
          </table:table-cell>
          <table:table-cell table:formula="of:=[.D4]/[.$D$12]" office:value-type="float" office:value="0.029771818787475">
            <text:p>0,0297718188</text:p>
          </table:table-cell>
          <table:table-cell table:formula="of:=[.E4]*100000" office:value-type="float" office:value="2977.1818787475">
            <text:p>2977,1818787475</text:p>
          </table:table-cell>
          <table:table-cell table:formula="of:=ROUND([.F4])" office:value-type="float" office:value="2977">
            <text:p>2977</text:p>
          </table:table-cell>
          <table:table-cell table:formula="of:=[.C4]/[.C3]" office:value-type="float" office:value="4">
            <text:p>4</text:p>
          </table:table-cell>
          <table:table-cell/>
          <table:table-cell table:formula="of:=1/[.C4]" office:value-type="float" office:value="0.0357142857142857">
            <text:p>0,035714285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table:formula="of:=[.B5]/[.$B$2]" office:value-type="float" office:value="84">
            <text:p>84</text:p>
          </table:table-cell>
          <table:table-cell table:formula="of:=1/[.C5]" office:value-type="float" office:value="0.0119047619047619">
            <text:p>0,0119047619</text:p>
          </table:table-cell>
          <table:table-cell table:formula="of:=[.D5]/[.$D$12]" office:value-type="float" office:value="0.009923939595825">
            <text:p>0,0099239396</text:p>
          </table:table-cell>
          <table:table-cell table:formula="of:=[.E5]*100000" office:value-type="float" office:value="992.393959582501">
            <text:p>992,3939595825</text:p>
          </table:table-cell>
          <table:table-cell table:formula="of:=ROUND([.F5])" office:value-type="float" office:value="992">
            <text:p>992</text:p>
          </table:table-cell>
          <table:table-cell table:formula="of:=[.C5]/[.C4]" office:value-type="float" office:value="3">
            <text:p>3</text:p>
          </table:table-cell>
          <table:table-cell/>
          <table:table-cell table:formula="of:=1/[.C5]" office:value-type="float" office:value="0.0119047619047619">
            <text:p>0,01190476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5">
            <text:p>735</text:p>
          </table:table-cell>
          <table:table-cell table:formula="of:=[.B6]/[.$B$2]" office:value-type="float" office:value="210">
            <text:p>210</text:p>
          </table:table-cell>
          <table:table-cell table:formula="of:=1/[.C6]" office:value-type="float" office:value="0.00476190476190476">
            <text:p>0,0047619048</text:p>
          </table:table-cell>
          <table:table-cell table:formula="of:=[.D6]/[.$D$12]" office:value-type="float" office:value="0.00396957583833">
            <text:p>0,0039695758</text:p>
          </table:table-cell>
          <table:table-cell table:formula="of:=[.E6]*100000" office:value-type="float" office:value="396.957583833">
            <text:p>396,957583833</text:p>
          </table:table-cell>
          <table:table-cell table:formula="of:=ROUND([.F6])" office:value-type="float" office:value="397">
            <text:p>397</text:p>
          </table:table-cell>
          <table:table-cell table:formula="of:=[.C6]/[.C5]" office:value-type="float" office:value="2.5">
            <text:p>2,5</text:p>
          </table:table-cell>
          <table:table-cell/>
          <table:table-cell table:formula="of:=1/[.C6]" office:value-type="float" office:value="0.00476190476190476">
            <text:p>0,00476190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17">
            <text:p>1617</text:p>
          </table:table-cell>
          <table:table-cell table:formula="of:=[.B7]/[.$B$2]" office:value-type="float" office:value="462">
            <text:p>462</text:p>
          </table:table-cell>
          <table:table-cell table:formula="of:=1/[.C7]" office:value-type="float" office:value="0.00216450216450216">
            <text:p>0,0021645022</text:p>
          </table:table-cell>
          <table:table-cell table:formula="of:=[.D7]/[.$D$12]" office:value-type="float" office:value="0.00180435265378636">
            <text:p>0,0018043527</text:p>
          </table:table-cell>
          <table:table-cell table:formula="of:=[.E7]*100000" office:value-type="float" office:value="180.435265378636">
            <text:p>180,4352653786</text:p>
          </table:table-cell>
          <table:table-cell table:formula="of:=ROUND([.F7])" office:value-type="float" office:value="180">
            <text:p>180</text:p>
          </table:table-cell>
          <table:table-cell table:formula="of:=[.C7]/[.C6]" office:value-type="float" office:value="2.2">
            <text:p>2,2</text:p>
          </table:table-cell>
          <table:table-cell/>
          <table:table-cell table:formula="of:=1/[.C7]" office:value-type="float" office:value="0.00216450216450216">
            <text:p>0,00216450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34">
            <text:p>3234</text:p>
          </table:table-cell>
          <table:table-cell table:formula="of:=[.B8]/[.$B$2]" office:value-type="float" office:value="924">
            <text:p>924</text:p>
          </table:table-cell>
          <table:table-cell table:formula="of:=1/[.C8]" office:value-type="float" office:value="0.00108225108225108">
            <text:p>0,0010822511</text:p>
          </table:table-cell>
          <table:table-cell table:formula="of:=[.D8]/[.$D$12]" office:value-type="float" office:value="0.000902176326893182">
            <text:p>0,0009021763</text:p>
          </table:table-cell>
          <table:table-cell table:formula="of:=[.E8]*100000" office:value-type="float" office:value="90.2176326893182">
            <text:p>90,2176326893</text:p>
          </table:table-cell>
          <table:table-cell table:formula="of:=ROUND([.F8])" office:value-type="float" office:value="90">
            <text:p>90</text:p>
          </table:table-cell>
          <table:table-cell table:formula="of:=[.C8]/[.C7]" office:value-type="float" office:value="2">
            <text:p>2</text:p>
          </table:table-cell>
          <table:table-cell/>
          <table:table-cell table:formula="of:=1/[.C8]" office:value-type="float" office:value="0.00108225108225108">
            <text:p>0,00108225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06">
            <text:p>6006</text:p>
          </table:table-cell>
          <table:table-cell table:formula="of:=[.B9]/[.$B$2]" office:value-type="float" office:value="1716">
            <text:p>1716</text:p>
          </table:table-cell>
          <table:table-cell table:formula="of:=1/[.C9]" office:value-type="float" office:value="0.000582750582750583">
            <text:p>0,0005827506</text:p>
          </table:table-cell>
          <table:table-cell table:formula="of:=[.D9]/[.$D$12]" office:value-type="float" office:value="0.000485787252942483">
            <text:p>0,0004857873</text:p>
          </table:table-cell>
          <table:table-cell table:formula="of:=[.E9]*100000" office:value-type="float" office:value="48.5787252942483">
            <text:p>48,5787252942</text:p>
          </table:table-cell>
          <table:table-cell table:formula="of:=ROUND([.F9])" office:value-type="float" office:value="49">
            <text:p>49</text:p>
          </table:table-cell>
          <table:table-cell table:formula="of:=[.C9]/[.C8]" office:value-type="float" office:value="1.85714285714286">
            <text:p>1,8571428571</text:p>
          </table:table-cell>
          <table:table-cell/>
          <table:table-cell table:formula="of:=1/[.C9]" office:value-type="float" office:value="0.000582750582750583">
            <text:p>0,00058275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10.5">
            <text:p>10510,5</text:p>
          </table:table-cell>
          <table:table-cell table:formula="of:=[.B10]/[.$B$2]" office:value-type="float" office:value="3003">
            <text:p>3003</text:p>
          </table:table-cell>
          <table:table-cell table:formula="of:=1/[.C10]" office:value-type="float" office:value="0.000333000333000333">
            <text:p>0,0003330003</text:p>
          </table:table-cell>
          <table:table-cell table:formula="of:=[.D10]/[.$D$12]" office:value-type="float" office:value="0.000277592715967133">
            <text:p>0,0002775927</text:p>
          </table:table-cell>
          <table:table-cell table:formula="of:=[.E10]*100000" office:value-type="float" office:value="27.7592715967133">
            <text:p>27,7592715967</text:p>
          </table:table-cell>
          <table:table-cell table:formula="of:=ROUND([.F10])" office:value-type="float" office:value="28">
            <text:p>28</text:p>
          </table:table-cell>
          <table:table-cell table:formula="of:=[.C10]/[.C9]" office:value-type="float" office:value="1.75">
            <text:p>1,75</text:p>
          </table:table-cell>
          <table:table-cell/>
          <table:table-cell table:formula="of:=1/[.C10]" office:value-type="float" office:value="0.000333000333000333">
            <text:p>0,000333000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517.5">
            <text:p>17517,5</text:p>
          </table:table-cell>
          <table:table-cell table:formula="of:=[.B11]/[.$B$2]" office:value-type="float" office:value="5005">
            <text:p>5005</text:p>
          </table:table-cell>
          <table:table-cell table:formula="of:=1/[.C11]" office:value-type="float" office:value="0.0001998001998002">
            <text:p>0,0001998002</text:p>
          </table:table-cell>
          <table:table-cell table:formula="of:=[.D11]/[.$D$12]" office:value-type="float" office:value="0.00016655562958028">
            <text:p>0,0001665556</text:p>
          </table:table-cell>
          <table:table-cell table:formula="of:=[.E11]*100000" office:value-type="float" office:value="16.655562958028">
            <text:p>16,655562958</text:p>
          </table:table-cell>
          <table:table-cell table:formula="of:=ROUND([.F11])" office:value-type="float" office:value="17">
            <text:p>17</text:p>
          </table:table-cell>
          <table:table-cell table:formula="of:=[.C11]/[.C10]" office:value-type="float" office:value="1.66666666666667">
            <text:p>1,6666666667</text:p>
          </table:table-cell>
          <table:table-cell/>
          <table:table-cell table:formula="of:=1/[.C11]" office:value-type="float" office:value="0.0001998001998002">
            <text:p>0,0001998002</text:p>
          </table:table-cell>
        </table:table-row>
        <table:table-row table:style-name="ro2">
          <table:table-cell/>
          <table:table-cell office:value-type="string">
            <text:p>soma=</text:p>
          </table:table-cell>
          <table:table-cell table:formula="of:=SUM([.C2:.C11])" office:value-type="float" office:value="11440">
            <text:p>11440</text:p>
          </table:table-cell>
          <table:table-cell table:formula="of:=SUM([.D2:.D11])" office:value-type="float" office:value="1.1996003996004">
            <text:p>1,1996003996</text:p>
          </table:table-cell>
          <table:table-cell table:formula="of:=SUM([.E2:.E11])" office:value-type="float" office:value="1">
            <text:p>1</text:p>
          </table:table-cell>
          <table:table-cell table:formula="of:=SUM([.F2:.F11])" office:value-type="float" office:value="100000">
            <text:p>100000</text:p>
          </table:table-cell>
          <table:table-cell table:formula="of:=SUM([.G2:.G11])" office:value-type="float" office:value="100000">
            <text:p>100000</text:p>
          </table:table-cell>
          <table:table-cell table:number-columns-repeated="2"/>
          <table:table-cell table:formula="of:=SUM([.J2:.J11])" office:value-type="float" office:value="1.1996003996004">
            <text:p>1,1996003996</text:p>
          </table:table-cell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 table:number-rows-repeated="7">
          <table:table-cell/>
          <table:table-cell table:style-name="Default"/>
          <table:table-cell table:number-columns-repeated="8"/>
        </table:table-row>
        <table:table-row table:style-name="ro2" table:number-rows-repeated="104855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02:34:28</dc:date>
    <dc:creator>Rodrigo Hjort</dc:creator>
    <meta:generator>LibreOffice/3.5$Linux_x86 LibreOffice_project/350m1$Build-2</meta:generator>
    <meta:editing-duration>PT59M47S</meta:editing-duration>
    <meta:editing-cycles>4</meta:editing-cycles>
    <meta:document-statistic meta:table-count="2" meta:cell-count="2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69cm" svg:height="12.329cm" xlink:href=".." xlink:type="simple" chart:class="chart:scatter" chart:style-name="ch1">
        <chart:plot-area chart:style-name="ch2" table:cell-range-address="Planilha1.A1:Planilha1.B11" chart:data-source-has-labels="row" svg:x="0.841cm" svg:y="1.119cm" svg:width="17.946cm" svg:height="10.544cm">
          <chartooo:coordinate-region svg:x="2.018cm" svg:y="1.319cm" svg:width="16.582cm" svg:height="9.6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11" chart:label-cell-address="Planilha1.B1:Planilha1.B1" chart:class="chart:scatter">
            <chart:domain table:cell-range-address="Planilha1.A2:Planilha1.A11"/>
            <chart:regression-curve chart:style-name="ch7">
              <chart:equation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reç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lanilha1.A2:Planilha1.A11</svg:desc>
                </draw:g>
              </table:table-cell>
              <table:table-cell office:value-type="float" office:value="NaN">
                <text:p>NaN</text:p>
                <draw:g>
                  <svg:desc>Planilha1.B2:Planilha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510.5">
                <text:p>1051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517.5">
                <text:p>1751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